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width="0.051cm" svg:stroke-color="#706e0c" draw:marker-start-width="0.279cm" draw:marker-end-width="0.279cm" draw:fill="solid" draw:fill-color="#ffff6d" draw:textarea-horizontal-align="justify" draw:textarea-vertical-align="middle" draw:auto-grow-height="false" fo:min-height="6.513cm" fo:min-width="9.565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dash" draw:stroke-dash="Long_20_Dash" svg:stroke-width="0.051cm" svg:stroke-color="#706e0c" draw:marker-start-width="0.279cm" draw:marker-end-width="0.279cm" draw:fill="solid" draw:fill-color="#ffff6d" draw:textarea-horizontal-align="justify" draw:textarea-vertical-align="middle" draw:auto-grow-height="false" fo:min-height="6.587cm" fo:min-width="8.415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5.288cm" fo:min-width="1.228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74cm" fo:min-width="1.024cm"/>
      <style:paragraph-properties style:writing-mode="lr-tb"/>
    </style:style>
    <style:style style:name="gr5" style:family="graphic" style:parent-style-name="standard">
      <style:graphic-properties draw:stroke="dash" draw:stroke-dash="Long_20_Dot" svg:stroke-width="0.102cm" svg:stroke-color="#000000" draw:marker-start-width="0.356cm" draw:marker-end-width="0.356cm" draw:fill="none" draw:textarea-horizontal-align="justify" draw:textarea-vertical-align="middle" draw:auto-grow-height="false" fo:min-height="3.46cm" fo:min-width="7.401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draw:stroke="none" draw:fill="solid" draw:fill-color="#ff3838" draw:textarea-horizontal-align="justify" draw:textarea-vertical-align="middle" draw:auto-grow-height="false" fo:min-height="2.036cm" fo:min-width="3.056cm"/>
      <style:paragraph-properties style:writing-mode="lr-tb"/>
    </style:style>
    <style:style style:name="gr7" style:family="graphic" style:parent-style-name="objectwithoutfill">
      <style:graphic-properties draw:stroke="solid" draw:stroke-dash="Long_20_Dot" svg:stroke-width="0.152cm" svg:stroke-color="#5eb91e" draw:marker-start-width="0.432cm" draw:marker-end-width="0.432cm" draw:fill="solid" draw:textarea-vertical-align="middle" fo:padding-top="0.2cm" fo:padding-bottom="0.2cm" fo:padding-left="0.325cm" fo:padding-right="0.325cm"/>
      <style:paragraph-properties style:writing-mode="lr-tb"/>
    </style:style>
    <style:style style:name="gr8" style:family="graphic" style:parent-style-name="objectwithoutfill">
      <style:graphic-properties draw:stroke="solid" draw:stroke-dash="Long_20_Dot" svg:stroke-width="0.152cm" svg:stroke-color="#ff0000" draw:marker-start-width="0.432cm" draw:marker-end-width="0.432cm" draw:fill="solid" draw:textarea-vertical-align="middle" fo:padding-top="0.2cm" fo:padding-bottom="0.2cm" fo:padding-left="0.325cm" fo:padding-right="0.3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1" style:family="graphic" style:parent-style-name="standard">
      <style:graphic-properties svg:stroke-color="#000000" draw:fill="solid" draw:fill-color="#63bbee" draw:textarea-horizontal-align="justify" draw:textarea-vertical-align="middle" draw:auto-grow-height="false" fo:min-height="4.703cm" fo:min-width="4.199cm"/>
      <style:paragraph-properties style:writing-mode="lr-tb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3.564cm"/>
      <style:paragraph-properties style:writing-mode="lr-tb"/>
    </style:style>
    <style:style style:name="gr13" style:family="graphic" style:parent-style-name="standard">
      <style:graphic-properties svg:stroke-color="#000000" draw:fill="solid" draw:fill-color="#aadcf7" draw:textarea-horizontal-align="justify" draw:textarea-vertical-align="middle" draw:auto-grow-height="false" fo:min-height="0.893cm" fo:min-width="3.564cm"/>
      <style:paragraph-properties style:writing-mode="lr-tb"/>
    </style:style>
    <style:style style:name="gr14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893cm" fo:min-width="1.594cm"/>
      <style:paragraph-properties style:writing-mode="lr-tb"/>
    </style:style>
    <style:style style:name="gr15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893cm" fo:min-width="1.532cm"/>
      <style:paragraph-properties style:writing-mode="lr-tb"/>
    </style:style>
    <style:style style:name="gr16" style:family="graphic" style:parent-style-name="standard">
      <style:graphic-properties svg:stroke-color="#000000" draw:fill="solid" draw:fill-color="#63bbee" draw:textarea-horizontal-align="justify" draw:textarea-vertical-align="middle" draw:auto-grow-height="false" fo:min-height="1.401cm" fo:min-width="3.69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19" style:family="graphic" style:parent-style-name="standard">
      <style:graphic-properties draw:stroke="dash" draw:stroke-dash="Long_20_Dash" svg:stroke-width="0.051cm" svg:stroke-color="#706e0c" draw:marker-start-width="0.279cm" draw:marker-end-width="0.279cm" draw:fill="solid" draw:fill-color="#ffff6d" draw:textarea-horizontal-align="justify" draw:textarea-vertical-align="middle" draw:auto-grow-height="false" fo:min-height="2.502cm" fo:min-width="5.3cm" fo:padding-top="0.15cm" fo:padding-bottom="0.15cm" fo:padding-left="0.275cm" fo:padding-right="0.275cm"/>
      <style:paragraph-properties style:writing-mode="lr-tb"/>
    </style:style>
    <style:style style:name="gr20" style:family="graphic" style:parent-style-name="objectwithoutfill">
      <style:graphic-properties draw:stroke="solid" draw:stroke-dash="Dashed_20__28_var_29_" svg:stroke-width="0.051cm" svg:stroke-color="#000000" draw:marker-start="" draw:marker-start-width="0.381cm" draw:marker-end="Arrow" draw:marker-end-width="0.381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23" style:family="graphic" style:parent-style-name="objectwithoutfill">
      <style:graphic-properties draw:stroke="dash" draw:stroke-dash="Dashed_20__28_var_29_" svg:stroke-width="0.051cm" svg:stroke-color="#000000" draw:marker-start="" draw:marker-start-width="0.381cm" draw:marker-end="Arrow" draw:marker-end-width="0.381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1cm" fo:min-width="0cm"/>
      <style:paragraph-properties style:writing-mode="lr-tb"/>
    </style:style>
    <style:style style:name="gr27" style:family="graphic" style:parent-style-name="standard">
      <style:graphic-properties svg:stroke-color="#000000" draw:fill="solid" draw:fill-color="#63bbee" draw:textarea-horizontal-align="justify" draw:textarea-vertical-align="middle" draw:auto-grow-height="false" fo:min-height="0.639cm" fo:min-width="0.516cm"/>
      <style:paragraph-properties style:writing-mode="lr-tb"/>
    </style:style>
    <style:style style:name="gr28" style:family="graphic" style:parent-style-name="standard">
      <style:graphic-properties svg:stroke-color="#000000" draw:fill="solid" draw:fill-color="#63bbee" draw:textarea-horizontal-align="justify" draw:textarea-vertical-align="middle" draw:auto-grow-height="false" fo:min-height="0.893cm" fo:min-width="1.151cm"/>
      <style:paragraph-properties style:writing-mode="lr-tb"/>
    </style:style>
    <style:style style:name="gr29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0.149cm" fo:min-width="0cm" fo:padding-top="0.15cm" fo:padding-bottom="0.15cm" fo:padding-left="0.275cm" fo:padding-right="0.275cm"/>
      <style:paragraph-properties style:writing-mode="lr-tb"/>
    </style:style>
    <style:style style:name="gr30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0.097cm" fo:min-width="0cm" fo:padding-top="0.15cm" fo:padding-bottom="0.15cm" fo:padding-left="0.275cm" fo:padding-right="0.275cm"/>
      <style:paragraph-properties style:writing-mode="lr-tb"/>
    </style:style>
    <style:style style:name="P1" style:family="paragraph">
      <loext:graphic-properties draw:fill="solid" draw:fill-color="#ffff6d"/>
      <style:paragraph-properties fo:text-align="center" style:writing-mode="lr-tb"/>
      <style:text-properties fo:font-size="15pt" style:font-size-asian="20pt" style:font-size-complex="20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15pt" style:font-size-asian="20pt" style:font-size-complex="20pt"/>
    </style:style>
    <style:style style:name="P4" style:family="paragraph">
      <style:paragraph-properties fo:text-align="center" style:writing-mode="lr-tb"/>
      <style:text-properties fo:font-size="20pt" style:font-size-asian="26pt" style:font-size-complex="26pt"/>
    </style:style>
    <style:style style:name="P5" style:family="paragraph">
      <style:paragraph-properties fo:text-align="center" style:writing-mode="lr-tb"/>
      <style:text-properties fo:font-size="18pt" style:font-size-asian="24pt" style:font-size-complex="24pt"/>
    </style:style>
    <style:style style:name="P6" style:family="paragraph">
      <style:paragraph-properties fo:text-align="center" style:writing-mode="lr-tb"/>
      <style:text-properties fo:font-size="18pt"/>
    </style:style>
    <style:style style:name="P7" style:family="paragraph">
      <loext:graphic-properties draw:fill="none"/>
      <style:paragraph-properties fo:text-align="center" style:writing-mode="lr-tb"/>
      <style:text-properties fo:font-size="20pt" style:font-size-asian="20pt" style:font-size-complex="20pt"/>
    </style:style>
    <style:style style:name="P8" style:family="paragraph">
      <loext:graphic-properties draw:fill="solid" draw:fill-color="#ff3838"/>
      <style:paragraph-properties fo:text-align="center" style:writing-mode="lr-tb"/>
      <style:text-properties fo:font-size="24pt" style:font-size-asian="24pt" style:font-size-complex="24pt"/>
    </style:style>
    <style:style style:name="P9" style:family="paragraph">
      <loext:graphic-properties draw:fill="solid"/>
      <style:paragraph-properties fo:text-align="center"/>
      <style:text-properties fo:font-size="15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20pt" style:font-size-asian="26pt" style:font-size-complex="26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6pt" style:font-size-asian="22pt" style:font-size-complex="22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8pt" style:font-size-asian="24pt" style:font-size-complex="24pt"/>
    </style:style>
    <style:style style:name="P14" style:family="paragraph">
      <loext:graphic-properties draw:fill="solid" draw:fill-color="#63bbee"/>
      <style:paragraph-properties fo:text-align="center" style:writing-mode="lr-tb"/>
      <style:text-properties fo:font-size="22pt" style:font-size-asian="22pt" style:font-size-complex="22pt"/>
    </style:style>
    <style:style style:name="P15" style:family="paragraph">
      <loext:graphic-properties draw:fill="solid" draw:fill-color="#ffffff"/>
      <style:paragraph-properties fo:text-align="center" style:writing-mode="lr-tb"/>
      <style:text-properties fo:font-size="18pt" style:font-size-asian="24pt" style:font-size-complex="24pt"/>
    </style:style>
    <style:style style:name="P16" style:family="paragraph">
      <loext:graphic-properties draw:fill="solid" draw:fill-color="#aadcf7"/>
      <style:paragraph-properties fo:text-align="center" style:writing-mode="lr-tb"/>
      <style:text-properties fo:font-size="18pt" style:font-size-asian="24pt" style:font-size-complex="24pt"/>
    </style:style>
    <style:style style:name="P17" style:family="paragraph">
      <loext:graphic-properties draw:fill="solid" draw:fill-color="#b4c7dc"/>
      <style:paragraph-properties fo:text-align="center" style:writing-mode="lr-tb"/>
      <style:text-properties fo:font-size="20pt" style:font-size-asian="26pt" style:font-size-complex="26pt"/>
    </style:style>
    <style:style style:name="P18" style:family="paragraph">
      <loext:graphic-properties draw:fill="solid" draw:fill-color="#b4c7dc"/>
      <style:paragraph-properties fo:text-align="center" style:writing-mode="lr-tb"/>
      <style:text-properties fo:font-size="18pt" style:font-size-asian="24pt" style:font-size-complex="24pt"/>
    </style:style>
    <style:style style:name="P19" style:family="paragraph">
      <loext:graphic-properties draw:fill="solid" draw:fill-color="#63bbee"/>
      <style:paragraph-properties fo:text-align="center" style:writing-mode="lr-tb"/>
      <style:text-properties fo:font-size="18pt" style:font-size-asian="20pt" style:font-size-complex="20pt"/>
    </style:style>
    <style:style style:name="P20" style:family="paragraph">
      <loext:graphic-properties draw:fill="solid" draw:fill-color="#ffff6d"/>
      <style:paragraph-properties fo:text-align="center" style:writing-mode="lr-tb"/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706e0c" fo:font-size="24pt" style:font-size-asian="24pt" style:font-size-complex="24pt"/>
    </style:style>
    <style:style style:name="P22" style:family="paragraph">
      <loext:graphic-properties draw:fill="solid"/>
      <style:paragraph-properties fo:text-align="center" style:writing-mode="lr-tb"/>
      <style:text-properties fo:font-size="15pt" style:font-size-asian="20pt" style:font-size-complex="20pt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24" style:family="paragraph">
      <loext:graphic-properties draw:fill="none"/>
      <style:paragraph-properties fo:text-align="center" style:writing-mode="lr-tb"/>
      <style:text-properties fo:font-size="20pt" style:font-size-asian="26pt" style:font-size-complex="26pt"/>
    </style:style>
    <style:style style:name="P25" style:family="paragraph">
      <loext:graphic-properties draw:fill="none"/>
      <style:paragraph-properties fo:text-align="center" style:writing-mode="lr-tb"/>
      <style:text-properties fo:font-size="18pt" style:font-size-asian="24pt" style:font-size-complex="24pt"/>
    </style:style>
    <style:style style:name="P26" style:family="paragraph">
      <loext:graphic-properties draw:fill="none"/>
      <style:paragraph-properties fo:text-align="center" style:writing-mode="lr-tb"/>
      <style:text-properties fo:font-size="16pt" style:font-size-asian="22pt" style:font-size-complex="22pt"/>
    </style:style>
    <style:style style:name="T1" style:family="text">
      <style:text-properties fo:font-size="15pt" style:font-size-asian="20pt" style:font-size-complex="20pt"/>
    </style:style>
    <style:style style:name="T2" style:family="text">
      <style:text-properties fo:font-size="22pt" style:font-size-asian="28pt" style:font-size-complex="28pt"/>
    </style:style>
    <style:style style:name="T3" style:family="text">
      <style:text-properties fo:font-size="20pt" style:font-size-asian="26pt" style:font-size-complex="26pt"/>
    </style:style>
    <style:style style:name="T4" style:family="text">
      <style:text-properties fo:font-size="18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6pt" style:font-size-asian="22pt" style:font-size-complex="22pt"/>
    </style:style>
    <style:style style:name="T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95cm" svg:height="7.493cm" svg:x="1.786cm" svg:y="12.651cm"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9.017cm" svg:height="6.939cm" svg:x="1.154cm" svg:y="3.321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1.778cm" svg:height="5.588cm" svg:x="1.997cm" svg:y="3.516cm">
          <text:p text:style-name="P2"><text:span text:style-name="T1">λ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2.124cm" svg:y="7.429cm">
          <text:p text:style-name="P2"><text:span text:style-name="T2">λ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2.124cm" svg:y="5.905cm">
          <text:p text:style-name="P2"><text:span text:style-name="T3">λ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78cm" svg:height="5.588cm" svg:x="4.664cm" svg:y="3.516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4.791cm" svg:y="5.829cm">
          <text:p text:style-name="P2"><text:span text:style-name="T3">λ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78cm" svg:height="5.588cm" svg:x="7.458cm" svg:y="3.543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5" xml:id="id11" draw:id="id11" draw:layer="layout" svg:width="1.524cm" svg:height="1.524cm" svg:x="7.604cm" svg:y="3.721cm">
          <text:p text:style-name="P2"><text:span text:style-name="T4">λ3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6" draw:id="id6" draw:layer="layout" svg:width="8.001cm" svg:height="3.81cm" svg:x="13.016cm" svg:y="12.546cm">
          <text:p text:style-name="P6"><text:span text:style-name="T5">GPUs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8" draw:id="id8" draw:layer="layout" svg:width="3.556cm" svg:height="2.286cm" svg:x="13.378cm" svg:y="13.67cm">
          <text:p text:style-name="P6"><text:span text:style-name="T7">GPU 0</text:span></text:p>
          <text:p text:style-name="P6"><text:span text:style-name="T6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4" draw:text-style-name="P5" xml:id="id9" draw:id="id9" draw:layer="layout" svg:width="1.524cm" svg:height="1.524cm" svg:x="4.175cm" svg:y="1.508cm">
          <text:p text:style-name="P2"><text:span text:style-name="T3">λ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524cm" svg:height="1.524cm" svg:x="4.791cm" svg:y="4.329cm">
          <text:p text:style-name="P2"><text:span text:style-name="T3">λ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2.124cm" svg:y="4.405cm">
          <text:p text:style-name="P2"><text:span text:style-name="T3">λ1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.016cm" svg:y1="8.901cm" svg:x2="11.287cm" svg:y2="8.901cm">
          <text:p text:style-name="P10"><text:span text:style-name="T1"/></text:p>
        </draw:line>
        <draw:line draw:style-name="gr8" draw:text-style-name="P9" draw:layer="layout" svg:x1="1.916cm" svg:y1="5.942cm" svg:x2="11.187cm" svg:y2="5.942cm">
          <text:p text:style-name="P10"><text:span text:style-name="T1"/></text:p>
        </draw:line>
        <draw:frame draw:style-name="gr9" draw:text-style-name="P11" draw:layer="layout" svg:width="3.783cm" svg:height="1.825cm" svg:x="10.171cm" svg:y="8.827cm">
          <draw:text-box>
            <text:p text:style-name="P10"><text:span text:style-name="T3">Global VT</text:span></text:p>
          </draw:text-box>
        </draw:frame>
        <draw:frame draw:style-name="gr10" draw:text-style-name="P12" draw:layer="layout" svg:width="5.207cm" svg:height="1.673cm" svg:x="10.144cm" svg:y="5.064cm">
          <draw:text-box>
            <text:p text:style-name="P10"><text:span text:style-name="T3">T</text:span><text:span text:style-name="T3">hr</text:span><text:span text:style-name="T3">ot</text:span><text:span text:style-name="T3">tl</text:span><text:span text:style-name="T3">e</text:span><text:span text:style-name="T8"> </text:span><text:span text:style-name="T4">Li</text:span><text:span text:style-name="T4">mi</text:span><text:span text:style-name="T4">t</text:span></text:p>
          </draw:text-box>
        </draw:frame>
        <draw:frame draw:style-name="gr9" draw:text-style-name="P13" draw:layer="layout" svg:width="2.286cm" svg:height="1.825cm" svg:x="1.508cm" svg:y="1.508cm">
          <draw:text-box>
            <text:p text:style-name="P10"><text:span text:style-name="T3">Insert</text:span></text:p>
          </draw:text-box>
        </draw:frame>
        <draw:custom-shape draw:style-name="gr11" draw:text-style-name="P14" xml:id="id4" draw:id="id4" draw:layer="layout" svg:width="4.699cm" svg:height="4.953cm" svg:x="2.675cm" svg:y="14.143cm">
          <text:p text:style-name="P6"><text:span text:style-name="T9">λ1 Container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4.064cm" svg:height="1.143cm" svg:x="2.929cm" svg:y="15.359cm">
          <text:p text:style-name="P2"><text:span text:style-name="T3">User</text:span><text:span text:style-name="T4"> </text:span><text:span text:style-name="T3">Code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xml:id="id7" draw:id="id7" draw:layer="layout" svg:width="4.064cm" svg:height="1.143cm" svg:x="2.929cm" svg:y="17.559cm">
          <text:p text:style-name="P2"><text:span text:style-name="T3">Driv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2" draw:id="id2" draw:layer="layout" svg:width="2.094cm" svg:height="1.143cm" svg:x="2.932cm" svg:y="16.486cm">
          <text:p text:style-name="P2"><text:span text:style-name="T3">Agent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.032cm" svg:height="1.143cm" svg:x="4.961cm" svg:y="16.486cm">
          <text:p text:style-name="P2"><text:span text:style-name="T3">Shim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4.191cm" svg:height="1.651cm" svg:x="7.731cm" svg:y="12.938cm">
          <text:p text:style-name="P6"><text:span text:style-name="T5">λ3 Container</text:span></text:p>
          <draw:enhanced-geometry svg:viewBox="0 0 21600 21600" draw:type="rectangle" draw:enhanced-path="M 0 0 L 21600 0 21600 21600 0 21600 0 0 Z N"/>
        </draw:custom-shape>
        <draw:frame draw:style-name="gr17" draw:text-style-name="P13" xml:id="id10" draw:id="id10" draw:layer="layout" svg:width="5.461cm" svg:height="1.038cm" svg:x="8.747cm" svg:y="2.016cm">
          <draw:text-box>
            <text:p text:style-name="P10"><text:span text:style-name="T3">Flow </text:span><text:span text:style-name="T3">finis</text:span><text:span text:style-name="T3">h VT</text:span></text:p>
          </draw:text-box>
        </draw:frame>
        <draw:frame draw:style-name="gr18" draw:text-style-name="P11" xml:id="id12" draw:id="id12" draw:layer="layout" svg:width="3.683cm" svg:height="1.038cm" svg:x="10.779cm" svg:y="3.54cm">
          <draw:text-box>
            <text:p text:style-name="P10"><text:span text:style-name="T3">Flo</text:span><text:span text:style-name="T3">w </text:span><text:span text:style-name="T3">VT</text:span></text:p>
          </draw:text-box>
        </draw:frame>
        <draw:custom-shape draw:style-name="gr19" draw:text-style-name="P20" xml:id="id5" draw:id="id5" draw:layer="layout" svg:width="6.096cm" svg:height="3.048cm" svg:x="14.208cm" svg:y="6.461cm">
          <text:p text:style-name="P6"><text:span text:style-name="T7">GPU</text:span><text:span text:style-name="T5"> </text:span><text:span text:style-name="T7">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9" draw:layer="layout" draw:line-skew="-1.267cm -0.969cm" svg:x1="5.662cm" svg:y1="10.26cm" svg:x2="2.932cm" svg:y2="17.057cm" draw:start-shape="id1" draw:start-glue-point="2" draw:end-shape="id2" draw:end-glue-point="3" svg:d="M5662 10260v1858h-4200v4939h1470" svg:viewBox="0 0 4201 6798">
          <text:p text:style-name="P10"><text:span text:style-name="T1"/></text:p>
        </draw:connector>
        <draw:frame draw:style-name="gr21" draw:text-style-name="P11" draw:layer="layout" svg:width="3.302cm" svg:height="2.612cm" svg:x="5.953cm" svg:y="10.796cm">
          <draw:text-box>
            <text:p text:style-name="P10"><text:span text:style-name="T3">Move memory</text:span></text:p>
          </draw:text-box>
        </draw:frame>
        <draw:frame draw:style-name="gr22" draw:text-style-name="P21" draw:layer="layout" svg:width="5.08cm" svg:height="1.987cm" svg:x="5.445cm" svg:y="9.255cm">
          <draw:text-box>
            <text:p text:style-name="P10"><text:span text:style-name="T9">GPU Queue</text:span></text:p>
          </draw:text-box>
        </draw:frame>
        <draw:connector draw:style-name="gr23" draw:text-style-name="P9" draw:layer="layout" draw:type="curve" draw:line-skew="-1.066cm" svg:x1="2.886cm" svg:y1="9.104cm" svg:x2="5.024cm" svg:y2="14.143cm" draw:start-shape="id3" draw:start-glue-point="2" draw:end-shape="id4" draw:end-glue-point="0" svg:d="M2886 9104c0 2199 2138-320 2138 5039" svg:viewBox="0 0 2139 5040">
          <text:p text:style-name="P10"><text:span text:style-name="T1"/></text:p>
        </draw:connector>
        <draw:frame draw:style-name="gr24" draw:text-style-name="P11" draw:layer="layout" svg:width="4.064cm" svg:height="1.038cm" svg:x="1.635cm" svg:y="11.052cm">
          <draw:text-box>
            <text:p text:style-name="P10"><text:span text:style-name="T3">Dispatch</text:span></text:p>
          </draw:text-box>
        </draw:frame>
        <draw:connector draw:style-name="gr20" draw:text-style-name="P22" draw:layer="layout" draw:line-skew="-0.485cm" svg:x1="17.256cm" svg:y1="9.509cm" svg:x2="17.016cm" svg:y2="12.546cm" draw:start-shape="id5" draw:start-glue-point="2" draw:end-shape="id6" draw:end-glue-point="0" svg:d="M17256 9509v1022h-240v2015" svg:viewBox="0 0 241 3038">
          <text:p text:style-name="P2"><text:span text:style-name="T1"/></text:p>
        </draw:connector>
        <draw:connector draw:style-name="gr23" draw:text-style-name="P9" draw:layer="layout" draw:type="curve" draw:line-skew="-1.268cm" svg:x1="10.171cm" svg:y1="6.79cm" svg:x2="14.208cm" svg:y2="7.985cm" draw:start-shape="id1" draw:start-glue-point="1" draw:end-shape="id5" draw:end-glue-point="3" svg:d="M10171 6790c1125 0-893 1195 4037 1195" svg:viewBox="0 0 4038 1196">
          <text:p text:style-name="P10"><text:span text:style-name="T1"/></text:p>
        </draw:connector>
        <draw:connector draw:style-name="gr23" draw:text-style-name="P9" draw:layer="layout" draw:type="curve" svg:x1="6.993cm" svg:y1="18.13cm" svg:x2="15.156cm" svg:y2="15.956cm" draw:start-shape="id7" draw:start-glue-point="1" draw:end-shape="id8" draw:end-glue-point="2" svg:d="M6993 18130c5442 0 8163-724 8163-2174" svg:viewBox="0 0 8164 2175">
          <text:p text:style-name="P10"><text:span text:style-name="T1"/></text:p>
        </draw:connector>
        <draw:frame draw:style-name="gr25" draw:text-style-name="P11" draw:layer="layout" svg:width="4.699cm" svg:height="1.825cm" svg:x="12.684cm" svg:y="17.637cm">
          <draw:text-box>
            <text:p text:style-name="P10"><text:span text:style-name="T3">Run </text:span><text:span text:style-name="T3">kern</text:span><text:span text:style-name="T3">els </text:span><text:span text:style-name="T3">on </text:span><text:span text:style-name="T3">devi</text:span><text:span text:style-name="T3">ce</text:span></text:p>
          </draw:text-box>
        </draw:frame>
        <draw:frame draw:style-name="gr10" draw:text-style-name="P11" draw:layer="layout" svg:width="4.318cm" svg:height="1.825cm" svg:x="17.383cm" svg:y="10.63cm">
          <draw:text-box>
            <text:p text:style-name="P10"><text:span text:style-name="T3">Monitor Utilization</text:span></text:p>
          </draw:text-box>
        </draw:frame>
        <draw:frame draw:style-name="gr26" draw:text-style-name="P11" draw:layer="layout" svg:width="3.175cm" svg:height="1.825cm" svg:x="11.341cm" svg:y="6.207cm">
          <draw:text-box>
            <text:p text:style-name="P10"><text:span text:style-name="T3">GPU Token</text:span></text:p>
          </draw:text-box>
        </draw:frame>
        <draw:connector draw:style-name="gr23" draw:text-style-name="P9" draw:layer="layout" draw:type="curve" svg:x1="4.175cm" svg:y1="2.27cm" svg:x2="2.886cm" svg:y2="3.516cm" draw:start-shape="id9" draw:start-glue-point="3" draw:end-shape="id3" draw:end-glue-point="0" svg:d="M4175 2270c-860 0-1289 415-1289 1246" svg:viewBox="0 0 1290 1247">
          <text:p text:style-name="P10"><text:span text:style-name="T1"/></text:p>
        </draw:connector>
        <draw:connector draw:style-name="gr20" draw:text-style-name="P9" draw:layer="layout" svg:x1="8.747cm" svg:y1="2.535cm" svg:x2="8.366cm" svg:y2="3.721cm" draw:start-shape="id10" draw:start-glue-point="3" draw:end-shape="id11" draw:end-glue-point="0" svg:d="M8747 2535h-381v1186" svg:viewBox="0 0 382 1187">
          <text:p text:style-name="P10"><text:span text:style-name="T1"/></text:p>
        </draw:connector>
        <draw:connector draw:style-name="gr20" draw:text-style-name="P9" draw:layer="layout" draw:line-skew="-0.445cm -0.247cm" svg:x1="10.779cm" svg:y1="4.059cm" svg:x2="8.366cm" svg:y2="5.245cm" draw:start-shape="id12" draw:start-glue-point="3" draw:end-shape="id11" draw:end-glue-point="2" svg:d="M10779 4059h-1270v1440h-1143v-254" svg:viewBox="0 0 2414 1441">
          <text:p text:style-name="P10"><text:span text:style-name="T1"/></text:p>
        </draw:connector>
        <draw:frame draw:style-name="gr22" draw:text-style-name="P23" draw:layer="layout" svg:width="5.715cm" svg:height="1.987cm" svg:x="6.461cm" svg:y="19.161cm">
          <draw:text-box>
            <text:p text:style-name="P10"><text:span text:style-name="T9">Container Pool</text:span></text:p>
          </draw:text-box>
        </draw:frame>
        <draw:custom-shape draw:style-name="gr16" draw:text-style-name="P19" draw:layer="layout" svg:width="4.191cm" svg:height="1.651cm" svg:x="7.731cm" svg:y="14.97cm">
          <text:p text:style-name="P6"><text:span text:style-name="T5">λ2 Containe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556cm" svg:height="2.286cm" svg:x="17.078cm" svg:y="13.67cm">
          <text:p text:style-name="P6"><text:span text:style-name="T7">GPU 1</text:span></text:p>
          <text:p text:style-name="P6"><text:span text:style-name="T6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27" draw:text-style-name="P14" draw:layer="layout" svg:width="1.016cm" svg:height="0.889cm" svg:x="17.51cm" svg:y="14.716cm">
          <text:p text:style-name="P6"><text:span text:style-name="T9">λ3</text:span></text:p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1.651cm" svg:height="1.143cm" svg:x="18.78cm" svg:y="14.589cm">
          <text:p text:style-name="P6"><text:span text:style-name="T9">λ2</text:span></text:p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1.651cm" svg:height="1.143cm" svg:x="13.573cm" svg:y="14.589cm">
          <text:p text:style-name="P6"><text:span text:style-name="T9">λ1</text:span></text:p>
          <draw:enhanced-geometry svg:viewBox="0 0 21600 21600" draw:type="rectangle" draw:enhanced-path="M 0 0 L 21600 0 21600 21600 0 21600 0 0 Z N"/>
        </draw:custom-shape>
        <draw:custom-shape draw:style-name="gr29" draw:text-style-name="P24" draw:layer="layout" svg:width="0.694cm" svg:height="0.635cm" svg:x="1.068cm" svg:y="11.287cm">
          <text:p text:style-name="P2"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4" draw:layer="layout" svg:width="0.667cm" svg:height="0.635cm" svg:x="11.001cm" svg:y="6.488cm">
          <text:p text:style-name="P2"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5" draw:layer="layout" svg:width="0.635cm" svg:height="0.635cm" svg:x="17.129cm" svg:y="10.779cm">
          <text:p text:style-name="P2"><text:span text:style-name="T4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6" draw:layer="layout" svg:width="0.635cm" svg:height="0.635cm" svg:x="5.826cm" svg:y="11.033cm">
          <text:p text:style-name="P2"><text:span text:style-name="T4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6" draw:layer="layout" svg:width="0.567cm" svg:height="0.561cm" svg:x="1.095cm" svg:y="1.736cm">
          <text:p text:style-name="P2"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.352cm" fo:page-height="21.33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8T10:53:17.513687885</meta:creation-date>
    <meta:generator>LibreOffice/6.4.7.2$Linux_X86_64 LibreOffice_project/40$Build-2</meta:generator>
    <dc:date>2024-05-20T11:29:23.624526887</dc:date>
    <meta:editing-duration>PT13H45M1S</meta:editing-duration>
    <meta:editing-cycles>87</meta:editing-cycles>
    <meta:document-statistic meta:object-count="53"/>
  </office:meta>
</office:document-meta>
</file>